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" svg:font-family="Tahoma"/>
    <style:font-face style:name="Verdana1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Standard" style:master-page-name="Standard">
      <style:paragraph-properties fo:text-align="center" style:justify-single-word="false" style:page-number="1"/>
      <style:text-properties fo:font-weight="bold" style:font-weight-asian="bold"/>
    </style:style>
    <style:style style:name="P3" style:family="paragraph">
      <style:text-properties fo:font-size="6pt" style:font-size-asian="6pt" style:font-size-complex="6pt"/>
    </style:style>
    <style:style style:name="T1" style:family="text">
      <style:text-properties style:font-name="Verdana" fo:font-size="10pt" fo:font-style="normal" fo:font-weight="normal" style:font-size-asian="10pt" style:font-style-asian="normal" style:font-weight-asian="normal" style:font-style-complex="normal" style:font-weight-complex="normal"/>
    </style:style>
    <style:style style:name="T2" style:family="text">
      <style:text-properties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style:font-name="Verdana" fo:font-size="10pt" fo:language="es" fo:country="ES" fo:font-style="normal" fo:font-weight="normal" fo:background-color="transparent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color="#666666" fo:font-size="6pt" style:font-size-asian="6pt" style:font-size-complex="6pt"/>
    </style:style>
    <style:style style:name="T6" style:family="text">
      <style:text-properties fo:color="#666666" style:font-name="Verdana" fo:font-size="6pt" style:font-size-asian="6pt" style:font-name-complex="Verdana" style:font-size-complex="6pt"/>
    </style:style>
    <style:style style:name="T7" style:family="text">
      <style:text-properties fo:color="#666666" style:font-name="Verdana1" fo:font-size="6pt" style:font-size-asian="6pt" style:font-name-complex="Verdana1" style:font-size-complex="6pt"/>
    </style:style>
    <style:style style:name="T8" style:family="text">
      <style:text-properties fo:color="#666666" style:text-position="100% 100%" style:font-name="Verdana" fo:font-size="4pt" style:font-size-asian="6pt" style:font-name-complex="Verdana" style:font-size-complex="4pt"/>
    </style:style>
    <style:style style:name="gr1" style:family="graphic">
      <style:graphic-properties draw:stroke="none" svg:stroke-color="#000000" draw:fill="none" draw:fill-color="#ffffff" fo:min-height="0.4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clude test</text:p>
      <text:p text:style-name="Standard"/>
      <text:p text:style-name="P2"/>
      <text:p text:style-name="P1"/>
      <text:p text:style-name="P1">CLAUSULA PARA INCLUIR EN FAXES (al pie)</text:p>
      <text:p text:style-name="Standard"/>
      <text:p text:style-name="Standard"/>
      <text:p text:style-name="Standard"><draw:frame text:anchor-type="paragraph" draw:z-index="0" draw:style-name="gr1" draw:text-style-name="P3" svg:width="19.605cm" svg:height="0.419cm" draw:transform="rotate (1.5707963267946) translate (-2.35302777777778cm 21.6146944444444cm)"><draw:text-box><text:p><text:span text:style-name="T5"><text:s/></text:span><text:span text:style-name="T6">©</text:span><text:span text:style-name="T7"> 2010 SIGPAC</text:span><text:span text:style-name="T8">®</text:span><text:span text:style-name="T6"> - </text:span><text:span text:style-name="T7">Ref. DOC51 <text:s/>v. <text:s/>para DIDATCONSULTING, S.L</text:span></text:p></draw:text-box></draw:frame>Informamos que los datos de carácter personal que nos facilite a efectos de consulta o inscripción serán recogidos e incorporados a un fichero, del cual es responsable <text:span text:style-name="T1">DIDATCONSULTING, S.L</text:span>, y que han sido obtenidos por el propio destinatario. El objeto de dicho tratamiento será el de gestión de las consultas y solicitudes recibidas, así como la posible información periódica que el interesado pudiera recibir de nuestra empresa en el futuro. El interesado declara tener conocimiento del destino y uso de los datos personales recogidos mediante la lectura de la presente cláusula. Puede ejercitar los derechos de acceso, rectificación, cancelación y oposición de los datos recogidos mediante comunicación a la dirección: <text:span text:style-name="T3">C/ LEON Y CASTILLO, Nº 96 - 5ºB</text:span><text:span text:style-name="T2">, </text:span><text:span text:style-name="T3">35004</text:span><text:span text:style-name="T2">, LAS PALMAS DE G.C.</text:span><text:span text:style-name="T4">.</text:span></text:p>
      <text:p text:style-name="Standard"/>
      <text:p text:style-name="Standard"/>
      <text:p text:style-name="Standard">Mas tex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" svg:font-family="Tahoma"/>
    <style:font-face style:name="Verdana1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e Bordes</meta:initial-creator>
    <meta:creation-date>2011-04-07T23:23:04</meta:creation-date>
    <dc:date>2011-04-07T23:24:17</dc:date>
    <meta:editing-duration>PT00H00M35S</meta:editing-duration>
    <meta:editing-cycles>2</meta:editing-cycles>
    <meta:generator>OpenOffice.org/3.1$Unix OpenOffice.org_project/310m19$Build-9420</meta:generator>
    <meta:document-statistic meta:table-count="0" meta:image-count="0" meta:object-count="0" meta:page-count="3" meta:paragraph-count="4" meta:word-count="134" meta:character-count="841"/>
  </office:meta>
</office:document-meta>
</file>